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E8000000A7E62F7D4FDF43C6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Georgia" svg:font-family="Georgia, 'Times New Roman', Times, serif"/>
    <style:font-face style:name="Liberation Sans1" svg:font-family="'Liberation Sans'"/>
    <style:font-face style:name="OpenSymbol" svg:font-family="OpenSymbol, 'Arial Unicode MS'"/>
    <style:font-face style:name="Symbol" svg:font-family="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officeooo:rsid="001eabe0" officeooo:paragraph-rsid="00209ad0"/>
    </style:style>
    <style:style style:name="P3" style:family="paragraph" style:parent-style-name="Standard">
      <style:paragraph-properties fo:line-height="100%" fo:text-align="center" style:justify-single-word="false"/>
      <style:text-properties officeooo:rsid="001eabe0" officeooo:paragraph-rsid="00209ad0"/>
    </style:style>
    <style:style style:name="P4" style:family="paragraph" style:parent-style-name="Standard">
      <style:paragraph-properties fo:line-height="100%"/>
      <style:text-properties officeooo:rsid="001eabe0" officeooo:paragraph-rsid="001eabe0"/>
    </style:style>
    <style:style style:name="P5" style:family="paragraph" style:parent-style-name="Standard">
      <style:paragraph-properties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eabe0" officeooo:paragraph-rsid="001eabe0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rsid="001eabe0" officeooo:paragraph-rsid="002f5a82" style:font-size-asian="12pt" style:font-size-complex="12pt"/>
    </style:style>
    <style:style style:name="P7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rsid="001eabe0" officeooo:paragraph-rsid="00220f65" style:font-size-asian="12pt" style:font-size-complex="12pt"/>
    </style:style>
    <style:style style:name="P8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bold" officeooo:rsid="001eabe0" officeooo:paragraph-rsid="00206a34" style:font-size-asian="12pt" style:font-weight-asian="bold" style:font-size-complex="12pt" style:font-weight-complex="bold"/>
    </style:style>
    <style:style style:name="P9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paragraph-rsid="00209ad0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bold" officeooo:paragraph-rsid="00206a34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f92f7" officeooo:paragraph-rsid="00206a34"/>
    </style:style>
    <style:style style:name="P1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officeooo:rsid="00263504" officeooo:paragraph-rsid="00263504" style:font-size-asian="12pt" style:font-size-complex="12pt"/>
    </style:style>
    <style:style style:name="P1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style:font-size-asian="12pt" style:font-size-complex="12pt"/>
    </style:style>
    <style:style style:name="P1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officeooo:paragraph-rsid="0030ddcd" style:font-size-asian="12pt" style:font-size-complex="12pt"/>
    </style:style>
    <style:style style:name="P17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officeooo:paragraph-rsid="0030ddcd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officeooo:paragraph-rsid="0031938a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officeooo:paragraph-rsid="002845e1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 officeooo:rsid="00206a34" officeooo:paragraph-rsid="00206a34" style:font-size-asian="12pt" style:font-size-complex="12p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344cm" fo:border="0.06pt solid #dddddd"/>
      <style:text-properties fo:font-variant="normal" fo:text-transform="none" fo:color="#111111" style:font-name="Liberation Serif" fo:font-size="12pt" fo:letter-spacing="normal" officeooo:paragraph-rsid="00209ad0" style:font-size-asian="12pt" style:font-size-complex="12pt"/>
    </style:style>
    <style:style style:name="P2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eabe0" officeooo:paragraph-rsid="001eabe0" style:font-size-asian="12pt" style:font-size-complex="12pt"/>
    </style:style>
    <style:style style:name="P2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bold" officeooo:rsid="001eabe0" officeooo:paragraph-rsid="001eabe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fo:font-size="14pt" fo:font-weight="bold" officeooo:rsid="001eabe0" officeooo:paragraph-rsid="00209ad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fo:font-variant="normal" fo:text-transform="none" fo:color="#111111" style:font-name="Liberation Sans1" fo:font-size="12pt" fo:letter-spacing="normal" fo:font-style="normal" fo:font-weight="normal" officeooo:rsid="001f92f7" officeooo:paragraph-rsid="002307be" style:font-weight-asian="bold" style:font-weight-complex="bold"/>
    </style:style>
    <style:style style:name="P29" style:family="paragraph" style:parent-style-name="Standard">
      <style:paragraph-properties fo:line-height="100%"/>
      <style:text-properties fo:font-variant="normal" fo:text-transform="none" fo:color="#111111" style:font-name="Georgia" fo:font-size="12pt" fo:letter-spacing="normal" fo:font-style="normal" fo:font-weight="normal" officeooo:rsid="001f92f7" officeooo:paragraph-rsid="001f92f7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f9083" officeooo:paragraph-rsid="002f5a82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bold" officeooo:rsid="00206a34" officeooo:paragraph-rsid="00206a34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rsid="00206a34" officeooo:paragraph-rsid="0030ddcd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paragraph-rsid="0030ddcd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f92f7" officeooo:paragraph-rsid="00206a34" style:font-size-asian="12pt" style:font-size-complex="12pt"/>
    </style:style>
    <style:style style:name="P35" style:family="paragraph" style:parent-style-name="Text_20_body">
      <style:paragraph-properties fo:line-height="100%" fo:text-align="justify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f92f7" officeooo:paragraph-rsid="00206a34" style:font-size-asian="12pt" style:font-size-complex="12pt"/>
    </style:style>
    <style:style style:name="P36" style:family="paragraph" style:parent-style-name="Text_20_body">
      <style:paragraph-properties fo:line-height="100%"/>
      <style:text-properties fo:font-variant="normal" fo:text-transform="none" fo:color="#111111" style:font-name="Georgia" fo:font-size="12pt" fo:letter-spacing="normal" fo:font-style="normal" fo:font-weight="normal" officeooo:rsid="001f92f7" officeooo:paragraph-rsid="001f92f7"/>
    </style:style>
    <style:style style:name="P37" style:family="paragraph" style:parent-style-name="Heading_20_3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111111" style:font-name="Liberation Serif" fo:font-size="12pt" fo:letter-spacing="normal" fo:font-style="normal" fo:font-weight="normal" officeooo:rsid="001eabe0" officeooo:paragraph-rsid="00220f65" style:font-size-asian="12pt" style:font-size-complex="12pt"/>
    </style:style>
    <style:style style:name="P3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3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officeooo:paragraph-rsid="002845e1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344cm" fo:border="0.06pt solid #dddddd"/>
      <style:text-properties fo:font-variant="normal" fo:text-transform="none" fo:color="#111111" style:font-name="Liberation Serif" fo:font-size="12pt" fo:letter-spacing="normal" fo:font-style="normal" fo:font-weight="normal" officeooo:paragraph-rsid="002845e1" style:font-size-asian="12pt" style:font-size-complex="12pt"/>
    </style:style>
    <style:style style:name="T1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111111" fo:letter-spacing="normal" fo:font-style="normal" fo:font-weight="normal"/>
    </style:style>
    <style:style style:name="T3" style:family="text">
      <style:text-properties fo:font-variant="normal" fo:text-transform="none" fo:color="#111111" fo:letter-spacing="normal" fo:font-style="normal" fo:font-weight="normal" officeooo:rsid="001f9083"/>
    </style:style>
    <style:style style:name="T4" style:family="text">
      <style:text-properties fo:font-variant="normal" fo:text-transform="none" fo:color="#111111" fo:letter-spacing="normal" fo:font-style="normal" fo:font-weight="normal" officeooo:rsid="0024dbf9"/>
    </style:style>
    <style:style style:name="T5" style:family="text">
      <style:text-properties fo:font-variant="normal" fo:text-transform="none" fo:color="#111111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11111" fo:letter-spacing="normal" fo:font-style="normal" fo:font-weight="bold" officeooo:rsid="00206a34" style:font-weight-asian="bold" style:font-weight-complex="bold"/>
    </style:style>
    <style:style style:name="T7" style:family="text">
      <style:text-properties fo:font-variant="normal" fo:text-transform="none" fo:color="#111111" fo:letter-spacing="normal" fo:font-style="normal" fo:font-weight="bold" officeooo:rsid="0024dbf9" style:font-weight-asian="bold" style:font-weight-complex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263504"/>
    </style:style>
    <style:style style:name="T10" style:family="text">
      <style:text-properties fo:font-style="normal" fo:font-weight="normal" officeooo:rsid="0026d701"/>
    </style:style>
    <style:style style:name="T11" style:family="text">
      <style:text-properties officeooo:rsid="001f92f7"/>
    </style:style>
    <style:style style:name="T12" style:family="text">
      <style:text-properties officeooo:rsid="00206a34"/>
    </style:style>
    <style:style style:name="T13" style:family="text">
      <style:text-properties officeooo:rsid="00220f6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6a34" style:font-weight-asian="bold" style:font-weight-complex="bold"/>
    </style:style>
    <style:style style:name="T16" style:family="text">
      <style:text-properties fo:font-weight="bold" officeooo:rsid="0024dbf9" style:font-weight-asian="bold" style:font-weight-complex="bold"/>
    </style:style>
    <style:style style:name="T17" style:family="text">
      <style:text-properties fo:font-weight="bold" officeooo:rsid="00220f65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33e494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35c0b3" style:font-size-asian="14pt" style:font-weight-asian="bold" style:font-size-complex="14pt" style:font-weight-complex="bold"/>
    </style:style>
    <style:style style:name="T21" style:family="text">
      <style:text-properties officeooo:rsid="0024dbf9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8">Sending AT commands </text:span><text:span text:style-name="T19">to <text:s/>mobile</text:span><text:span text:style-name="T20">s</text:span><text:span text:style-name="T19"> </text:span><text:span text:style-name="T18">through minicom </text:span></text:p>
      <text:p text:style-name="P27"/>
      <text:p text:style-name="P4"/>
      <text:p text:style-name="P6"><text:span text:style-name="T15">1.1<text:tab/></text:span><text:span text:style-name="T14">S</text:span><text:span text:style-name="T16">etup</text:span><text:span text:style-name="T14"> in Mobile</text:span></text:p>
      <text:p text:style-name="P6"><text:span text:style-name="T17"><text:tab/></text:span><text:span text:style-name="T13">In settings p</text:span>ress build number option 7 times then developer mode is on.<text:span text:style-name="T21">then</text:span> enable the usb debugging.<text:span text:style-name="T2">connect mobile via data cable to <text:s/>linux PC.Once the device is connected, </text:span><text:span text:style-name="T3">observe the </text:span><text:span text:style-name="T2">output </text:span><text:span text:style-name="T3">of</text:span><text:span text:style-name="T2"> </text:span><text:span text:style-name="T3">dmesg for usb </text:span><text:span text:style-name="T4">port </text:span><text:span text:style-name="T3">path.</text:span></text:p>
      <text:p text:style-name="P6"><text:span text:style-name="T4"><text:s/></text:span><text:span text:style-name="T7">EX</text:span><text:span text:style-name="T4">: <text:s/></text:span><text:span text:style-name="T3">cdc_acm 1-5:1.1: ttyACM0: USB ACM device</text:span></text:p>
      <text:p text:style-name="P30"/>
      <text:h text:style-name="P7" text:outline-level="3"><text:span text:style-name="T6">1.2<text:tab/></text:span><text:span text:style-name="T5">Installing minicom</text:span></text:h>
      <text:h text:style-name="P37" text:outline-level="3"><text:s text:c="13"/>In-order to send AT commands to modems, we need an interface. Minicom is a tool which provides an interface for communicating with devices that are connected to serial ports.</text:h>
      <text:p text:style-name="P26"># apt-get install minicom</text:p>
      <text:p text:style-name="P25"/>
      <text:h text:style-name="P8" text:outline-level="3"><text:span text:style-name="T12">1.3<text:tab/>C</text:span>onfigure <text:span text:style-name="T12">minicom</text:span></text:h>
      <text:p text:style-name="P5"><text:s text:c="7"/>To configure minicom to access modem, do the following:</text:p>
      <text:p text:style-name="P25"><text:s text:c="2"/>#<text:span text:style-name="T14"> minicom -s</text:span></text:p>
      <text:p text:style-name="P16"><text:s text:c="12"/><text:span text:style-name="T8">+-----[configuration]------+</text:span></text:p>
      <text:p text:style-name="P16"><text:span text:style-name="T8"><text:tab/></text:span> <text:s text:c="4"/><text:span text:style-name="T8">| Filenames and paths <text:s text:c="5"/>|</text:span></text:p>
      <text:p text:style-name="P15"><text:s text:c="12"/><text:span text:style-name="T8">| File transfer protocols <text:s/>|</text:span></text:p>
      <text:p text:style-name="P15"><text:s text:c="12"/><text:span text:style-name="T8">| Serial port setup <text:s text:c="7"/>|</text:span></text:p>
      <text:p text:style-name="P15"><text:s text:c="12"/><text:span text:style-name="T8">| Modem and dialing <text:s text:c="7"/>|</text:span></text:p>
      <text:p text:style-name="P15"><text:s text:c="12"/><text:span text:style-name="T8">| Screen and keyboard <text:s text:c="5"/>|</text:span></text:p>
      <text:p text:style-name="P15"><text:s text:c="12"/><text:span text:style-name="T8">| Save setup as dfl <text:s text:c="7"/>|</text:span></text:p>
      <text:p text:style-name="P15"><text:s text:c="12"/><text:span text:style-name="T8">| Save setup as.. <text:s text:c="9"/>|</text:span></text:p>
      <text:p text:style-name="P15"><text:s text:c="12"/><text:span text:style-name="T8">| Exit <text:s text:c="20"/>|</text:span></text:p>
      <text:p text:style-name="P15"><text:s text:c="12"/><text:span text:style-name="T8">| Exit from Minicom <text:s text:c="7"/>|</text:span></text:p>
      <text:p text:style-name="P15"><text:s text:c="12"/><text:span text:style-name="T8">+--------------------</text:span><text:span text:style-name="T10">+</text:span></text:p>
      <text:p text:style-name="P10"><text:line-break/><text:span text:style-name="T2">Choose the “Serial port setup” and press “Enter”. It will display a screen similar to the following.<text:tab/><text:tab/><text:tab/><text:tab/><text:tab/><text:tab/><text:tab/> <text:s text:c="137"/></text:span></text:p>
      <text:p text:style-name="P24"><text:s text:c="2"/><text:span text:style-name="T8">+-----------------------------------------------------------------------+</text:span></text:p>
      <text:p text:style-name="P15"><text:s text:c="4"/><text:span text:style-name="T8">| A - <text:s text:c="3"/>Serial Device <text:s text:c="5"/>: /dev/tty</text:span><text:span text:style-name="T9">ACM0</text:span><text:span text:style-name="T8"> <text:s text:c="26"/>|</text:span></text:p>
      <text:p text:style-name="P15"><text:s text:c="4"/><text:span text:style-name="T8">| B - Lockfile Location <text:s text:c="4"/>: /var/lock <text:s text:c="32"/>|</text:span></text:p>
      <text:p text:style-name="P15"><text:s text:c="4"/><text:span text:style-name="T8">| C - <text:s text:c="2"/>Callin Program <text:s text:c="5"/>: <text:s text:c="42"/>|</text:span></text:p>
      <text:p text:style-name="P15"><text:s text:c="4"/><text:span text:style-name="T8">| D - <text:s/>Callout Program <text:s text:c="5"/>: <text:s text:c="42"/>|</text:span></text:p>
      <text:p text:style-name="P15"><text:s text:c="4"/><text:span text:style-name="T8">| E - <text:s text:c="3"/>Bps/Par/Bits <text:s text:c="6"/>: 115200 8N1 <text:s text:c="31"/>|</text:span></text:p>
      <text:p text:style-name="P15"><text:s text:c="4"/><text:span text:style-name="T8">| F - Hardware Flow Control : No <text:s text:c="39"/>|</text:span></text:p>
      <text:p text:style-name="P15"><text:s text:c="4"/><text:span text:style-name="T8">| G - Software Flow Control : No <text:s text:c="39"/>|</text:span></text:p>
      <text:p text:style-name="P15"><text:s text:c="4"/><text:span text:style-name="T8">| <text:s text:c="70"/>|</text:span></text:p>
      <text:p text:style-name="P15"><text:s text:c="4"/><text:span text:style-name="T8">| <text:s text:c="3"/>Change which setting? <text:s text:c="45"/>|</text:span></text:p>
      <text:p text:style-name="P15"><text:s text:c="4"/><text:span text:style-name="T8">+-----------------------------------------------------------------------+</text:span></text:p>
      <text:p text:style-name="P19">Press ‘<text:span text:style-name="T14">A</text:span>’ to change the serial device from <text:span text:style-name="T11">give the path that you find in dmesg</text:span>.</text:p>
      <text:p text:style-name="P19">Press ‘<text:span text:style-name="T14">E</text:span>’ to change the Baud rate at which the modem communicates.</text:p>
      <text:p text:style-name="P18">Once you change these settings, press “Enter”.</text:p>
      <text:p text:style-name="P18">Choose “Save setup as dfl” and choose “Exit”.</text:p>
      <text:p text:style-name="P18"><text:soft-page-break/>Now we have configured the minicom successfully and you will see a screen like the following. <text:s text:c="130"/></text:p>
      <text:p text:style-name="P23">Welcome to minicom 2.6.1</text:p>
      <text:p text:style-name="P13">OPTIONS: I18n <text:s text:c="63"/></text:p>
      <text:p text:style-name="P13">Compiled on Feb 11 2012, 18:12:55. <text:s text:c="42"/></text:p>
      <text:p text:style-name="P13">Port /dev/ttyACM0 <text:s text:c="59"/></text:p>
      <text:p text:style-name="P13">Press CTRL-A Z for help on special keys</text:p>
      <text:p text:style-name="P11"/>
      <text:p text:style-name="P31">1.4<text:tab/>AT commands</text:p>
      <text:p text:style-name="P32"><text:tab/>Press ctrl+A ,E to type AT commands</text:p>
      <text:p text:style-name="P33"><text:tab/>To test whether we have configured minicom successfully to communicate with modem, type “AT” in the minicom. You should get a “OK” response.</text:p>
      <text:h text:style-name="P9" text:outline-level="3"/>
      <text:h text:style-name="P9" text:outline-level="3">1. Answer an Incoming call – ATA</text:h>
      <text:p text:style-name="P18">To answer an Incoming call via modem, issue the “ATA” command in the minicom.</text:p>
      <text:p text:style-name="P23">RING</text:p>
      <text:p text:style-name="P13">ATA</text:p>
      <text:p text:style-name="P13">OK</text:p>
      <text:p text:style-name="P18">When there is an incoming call, you can see a ‘RING’ message in the minicom. You can press “ATA” to answer the incoming call.</text:p>
      <text:h text:style-name="P17" text:outline-level="3"/>
      <text:h text:style-name="P17" text:outline-level="3">2. Dialing out and hanging up a voice call – ATD – ATH</text:h>
      <text:p text:style-name="P18">You can also dial out a voice call from the modem using ATD command.</text:p>
      <text:p text:style-name="P23">ATD 99769XXXXX;</text:p>
      <text:p text:style-name="P13">OK <text:s text:c="124"/></text:p>
      <text:p text:style-name="P20">Now the phone will dial out to the number 99769XXXXX.</text:p>
      <text:p text:style-name="P20">To hangup the call, use ATH command.</text:p>
      <text:h text:style-name="P17" text:outline-level="3"/>
      <text:h text:style-name="P17" text:outline-level="3">3. Getting the Manufacture/IMEI/IMSI information</text:h>
      <text:p text:style-name="P18">Extended AT commands are used to provide information about the manufacturer, International Mobile Equipment Identity, International Mobile Subscriber Identity etc…</text:p>
      <text:p text:style-name="P23">AT+CGMI</text:p>
      <text:p text:style-name="P13">Nokia</text:p>
      <text:p text:style-name="P13">OK</text:p>
      <text:p text:style-name="P13">AT+CGSN</text:p>
      <text:p text:style-name="P13">xxxxxxxxxxxxxxx</text:p>
      <text:p text:style-name="P13">OK</text:p>
      <text:p text:style-name="P13">AT+CIMI</text:p>
      <text:p text:style-name="P13">xxxxxxxxxxxxxxx</text:p>
      <text:p text:style-name="P13">OK</text:p>
      <text:h text:style-name="P17" text:outline-level="3"/>
      <text:h text:style-name="P17" text:outline-level="3">4. Getting Signal quality and battery charge status</text:h>
      <text:p text:style-name="P21">You can also get the signal quality and the battery charge status using AT extended commands.</text:p>
      <text:p text:style-name="P40">AT+CSQ</text:p>
      <text:p text:style-name="P40"><text:soft-page-break/>+CSQ: 29,99</text:p>
      <text:p text:style-name="P39">OK</text:p>
      <text:p text:style-name="P13">AT+CBC</text:p>
      <text:p text:style-name="P39">+CBC: 1,96</text:p>
      <text:p text:style-name="P39">OK</text:p>
      <text:p text:style-name="P18">The output format +CSQ: 29,99 represents &lt;Received signal strength indicator&gt;,&lt;Bit Error Rate&gt;</text:p>
      <text:p text:style-name="P18">The output format +CBC: 1,96 represents &lt;current charging status&gt;,&lt;charged %&gt;</text:p>
      <text:h text:style-name="P17" text:outline-level="3"/>
      <text:h text:style-name="P17" text:outline-level="3">5. Sending SMS using AT commands</text:h>
      <text:p text:style-name="P18">You can also send SMS via AT commands.</text:p>
      <text:p text:style-name="P23">AT+CMGF=1</text:p>
      <text:p text:style-name="P13">OK</text:p>
      <text:p text:style-name="P14">AT+CSCS=”GSM”</text:p>
      <text:p text:style-name="P13">AT+CMGS="99xxxxxxxx"</text:p>
      <text:p text:style-name="P13">&gt; This is a test message</text:p>
      <text:p text:style-name="P13">&gt; </text:p>
      <text:p text:style-name="P13">OK</text:p>
      <text:p text:style-name="P18">The command AT+CMGF=1 sets the “Message format” to “text mode”. The command AT+CMGS, send the SMS to the specified number. &lt; ctrl +z &gt; is used to terminate the message input.</text:p>
      <text:p text:style-name="P22">Press ctrl+A,Z to exit from minicom.</text:p>
      <text:p text:style-name="P34"/>
      <text:p text:style-name="P34">Refer the below links for more AT commands</text:p>
      <text:p text:style-name="P12"><text:a xlink:type="simple" xlink:href="https://www.developershome.com/sms/atCommandsIntro.asp" text:style-name="Internet_20_link" text:visited-style-name="Visited_20_Internet_20_Link"><text:span text:style-name="T1">https://www.developershome.com/sms/atCommandsIntro.asp</text:span></text:a></text:p>
      <text:p text:style-name="P35"/>
      <text:p text:style-name="P35"/>
      <text:p text:style-name="P28"/>
      <text:p text:style-name="P2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Georgia" svg:font-family="Georgia, 'Times New Roman', Times, serif"/>
    <style:font-face style:name="Liberation Sans1" svg:font-family="'Liberation Sans'"/>
    <style:font-face style:name="OpenSymbol" svg:font-family="OpenSymbol, 'Arial Unicode MS'"/>
    <style:font-face style:name="Symbol" svg:font-family="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draw:frame draw:style-name="Mfr1" draw:name="Image1" text:anchor-type="char" svg:x="13.52cm" svg:y="-1.231cm" svg:width="4.004cm" svg:height="0.803cm" draw:z-index="2"><draw:image xlink:href="Pictures/10000000000002E8000000A7E62F7D4FDF43C688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05:15.517843995</meta:creation-date>
    <dc:date>2019-05-29T19:36:54.349326685</dc:date>
    <meta:editing-duration>PT34M7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3" meta:paragraph-count="93" meta:word-count="606" meta:character-count="4799" meta:non-whitespace-character-count="3049"/>
  </office:meta>
</office:document-meta>
</file>